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2882748659086003065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6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7.35 miles <text:s/></text:span></text:p>
      <text:p text:style-name="P5">I walked and ran 7.35 miles on hilly roads and averaged 13:12/mil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3T13:37:34.67</dc:date>
    <dc:creator>James  Lombardi</dc:creator>
    <meta:editing-duration>P1DT1H24M21S</meta:editing-duration>
    <meta:editing-cycles>114</meta:editing-cycles>
    <meta:generator>OpenOffice/4.1.2$Win32 OpenOffice.org_project/412m3$Build-9782</meta:generator>
    <meta:document-statistic meta:table-count="0" meta:image-count="0" meta:object-count="0" meta:page-count="21" meta:paragraph-count="517" meta:word-count="5498" meta:character-count="27403"/>
  </office:meta>
</office:document-meta>
</file>